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41D000001DBC942A7B3.png" manifest:media-type="image/png"/>
  <manifest:file-entry manifest:full-path="Pictures/10000001000001090000006F777D4427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0e6ff" draw:textarea-horizontal-align="justify" draw:textarea-vertical-align="middle" draw:auto-grow-height="false" fo:min-height="2.58cm" fo:min-width="1.5cm" loext:decorative="false"/>
    </style:style>
    <style:style style:name="gr4" style:family="graphic" style:parent-style-name="standard">
      <style:graphic-properties svg:stroke-color="#000000" draw:marker-end="Arrow_20_concave" draw:textarea-vertical-align="middle" loext:decorative="false"/>
    </style:style>
    <style:style style:name="gr5" style:family="graphic" style:parent-style-name="standard">
      <style:graphic-properties svg:stroke-color="#000000" draw:fill="none" draw:textarea-vertical-align="middle" draw:auto-grow-height="false" fo:min-height="22.192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3.145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11cm" fo:min-width="0cm" loext:decorative="false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11cm" fo:min-width="0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3.921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title">
      <style:graphic-properties draw:auto-grow-height="true" fo:min-height="1.803cm" loext:decorative="false"/>
      <style:paragraph-properties style:writing-mode="lr-tb"/>
    </style:style>
    <style:style style:name="pr11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2" style:family="presentation" style:parent-style-name="master-outline1">
      <style:graphic-properties loext:decorative="false"/>
      <style:paragraph-properties style:writing-mode="lr-tb"/>
    </style:style>
    <style:style style:name="pr13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4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16" style:family="paragraph">
      <loext:graphic-properties draw:fill-color="#f0e6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fo:font-size="14pt" style:font-size-asian="14pt" style:font-size-complex="14pt"/>
    </style:style>
    <style:style style:name="P23" style:family="paragraph">
      <loext:graphic-properties draw:fill="none"/>
      <style:paragraph-properties fo:text-align="start"/>
      <style:text-properties style:font-name="Liberation Mono2" fo:font-size="18pt"/>
    </style:style>
    <style:style style:name="P24" style:family="paragraph">
      <style:paragraph-properties fo:margin-top="0.4cm" fo:margin-bottom="0.4cm"/>
    </style:style>
    <style:style style:name="P25" style:family="paragraph">
      <style:paragraph-properties fo:margin-top="0.2cm" fo:margin-bottom="0.2cm"/>
    </style:style>
    <style:style style:name="P26" style:family="paragraph">
      <style:paragraph-properties fo:margin-top="0.2cm" fo:margin-bottom="0.5cm"/>
    </style:style>
    <style:style style:name="P27" style:family="paragraph">
      <loext:graphic-properties draw:fill-color="#ffffff"/>
    </style:style>
    <style:style style:name="P28" style:family="paragraph">
      <style:paragraph-properties fo:margin-top="0cm" fo:margin-bottom="0.3cm"/>
    </style:style>
    <style:style style:name="P29" style:family="paragraph">
      <style:text-properties fo:color="#000000" loext:opacity="100%" fo:font-size="26pt" style:font-size-asian="26pt" style:font-size-complex="26pt"/>
    </style:style>
    <style:style style:name="P30" style:family="paragraph">
      <loext:graphic-properties draw:fill-color="#999999"/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ffffff"/>
      <style:paragraph-properties fo:margin-left="0cm" fo:margin-right="0cm" fo:margin-top="0cm" fo:margin-bottom="0.2cm" fo:text-indent="-0.6cm"/>
      <style:text-properties fo:color="#ff3333" loext:opacity="100%" style:font-name="Liberation Mono1" fo:font-size="14pt" style:font-size-asian="14pt" style:font-size-complex="14pt"/>
    </style:style>
    <style:style style:name="P33" style:family="paragraph">
      <style:paragraph-properties fo:margin-top="0cm" fo:margin-bottom="0.2cm"/>
      <style:text-properties fo:color="#800000" loext:opacity="100%" fo:font-size="22pt" style:font-size-asian="22pt" style:font-size-complex="22pt"/>
    </style:style>
    <style:style style:name="P34" style:family="paragraph">
      <style:paragraph-properties fo:margin-left="0cm" fo:margin-right="0cm" fo:margin-top="0cm" fo:margin-bottom="0.2cm" fo:text-indent="0cm"/>
    </style:style>
    <style:style style:name="P35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2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8pt" fo:language="ru" fo:country="RU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15" style:family="text">
      <style:text-properties fo:color="#000000" loext:opacity="100%" fo:font-size="22pt" fo:language="ru" fo:country="RU" style:font-size-asian="22pt" style:font-size-complex="22pt"/>
    </style:style>
    <style:style style:name="T16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7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18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19" style:family="text">
      <style:text-properties fo:color="#000000" loext:opacity="100%" fo:font-size="14pt" fo:language="ru" fo:country="RU" style:font-size-asian="14pt" style:font-size-complex="14pt"/>
    </style:style>
    <style:style style:name="T20" style:family="text">
      <style:text-properties style:font-name="Liberation Mono2" fo:font-size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fo:font-size="26pt" fo:language="ru" fo:country="RU" style:font-size-asian="26pt" style:font-size-complex="26pt"/>
    </style:style>
    <style:style style:name="T25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26" style:family="text">
      <style:text-properties fo:color="#000000" loext:opacity="100%" style:font-name="Liberation Sans2" fo:font-size="14pt" fo:language="ru" fo:country="RU" style:font-size-asian="14pt" style:font-size-complex="14pt"/>
    </style:style>
    <style:style style:name="T27" style:family="text">
      <style:text-properties fo:color="#000000" loext:opacity="100%" style:font-name="Liberation Sans2" fo:font-size="14pt" fo:language="ru" fo:country="RU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Фоновые процессы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Механизм фоновых процессов</text:span></text:p>
              </text:list-item>
              <text:list-item>
                <text:p text:style-name="P8"><text:span text:style-name="T11">Применение в ядре PostgreSQL</text:span></text:p>
              </text:list-item>
              <text:list-item>
                <text:p text:style-name="P8"><text:span text:style-name="T11">Возможности для прикладных задач</text:span></text:p>
              </text:list-item>
              <text:list-item>
                <text:p text:style-name="P8"><text:span text:style-name="T11">Расширение dblink</text:span></text:p>
              </text:list-item>
              <text:list-item>
                <text:p text:style-name="P8"><text:span text:style-name="T11">Расширение pg_background</text:span></text:p>
              </text:list-item>
              <text:list-item>
                <text:p text:style-name="P8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3">Фоновые процесс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Фиксированный набор служебных процессов</text:span></text:p>
                <text:list>
                  <text:list-item>
                    <text:p text:style-name="P12"><text:span text:style-name="T14">postmaster</text:span></text:p>
                  </text:list-item>
                  <text:list-item>
                    <text:p text:style-name="P12"><text:span text:style-name="T14">walwriter</text:span></text:p>
                  </text:list-item>
                  <text:list-item>
                    <text:p text:style-name="P12"><text:span text:style-name="T14">checkpointer</text:span></text:p>
                  </text:list-item>
                  <text:list-item>
                    <text:p text:style-name="P12"><text:span text:style-name="T14">autovacuum</text:span></text:p>
                  </text:list-item>
                  <text:list-item>
                    <text:p text:style-name="P13"><text:span text:style-name="T14">и другие</text:span></text:p>
                  </text:list-item>
                </text:list>
              </text:list-item>
              <text:list-item>
                <text:p text:style-name="P8"><text:span text:style-name="T11">Динамически порождаемые фоновые процессы</text:span></text:p>
                <text:list>
                  <text:list-item>
                    <text:p text:style-name="P12"><text:span text:style-name="T15">контролируются процессом postmaster</text:span></text:p>
                  </text:list-item>
                  <text:list-item>
                    <text:p text:style-name="P12"><text:span text:style-name="T15">имеют доступ к разделяемой памяти</text:span></text:p>
                  </text:list-item>
                  <text:list-item>
                    <text:p text:style-name="P12"><text:span text:style-name="T15">могут устанавливать внутреннее соединение с базами данных</text:span></text:p>
                  </text:list-item>
                  <text:list-item>
                    <text:p><text:span text:style-name="T14">реализуются на языке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99cm" svg:height="13.921cm" svg:x="2.1cm" svg:y="14.107cm" presentation:class="notes" presentation:user-transformed="true">
            <draw:text-box>
              <text:p text:style-name="P14"><text:span text:style-name="T6">PostgreSQL состоит из набора взаимодействующих процессов.</text:span><text:span text:style-name="T6"><text:line-break/></text:span><text:span text:style-name="T6">За основными процессами закреплены собственные имена и они</text:span><text:span text:style-name="T6"><text:line-break/></text:span><text:span text:style-name="T6">имеют особый смысл для сервера. Например, при остановке экземпляра <text:s/>нужно записать в журнал сообщение о завершении контрольной точки, поэтому процесс walwriter надо останавливать после checkpointer, и т. п. Обычно (хотя и не всегда) такие процессы работают постоянно от старта сервера до его останова.</text:span></text:p>
              <text:p text:style-name="P14"><text:span text:style-name="T6">Но вместе с тем часто возникает необходимость временно запустить процесс, который выполнит необходимую работу и завершится. Такую возможность предоставляет механизм </text:span><text:span text:style-name="T8">фоновых процессов</text:span><text:span text:style-name="T6"> (background workers): </text:span><text:span text:style-name="T16"><text:a xlink:href="https://postgrespro.ru/docs/postgresql/16/bgworker" xlink:type="simple">https://postgrespro.ru/docs/postgresql/16/bgworker</text:a></text:span></text:p>
              <text:p text:style-name="P14"><text:span text:style-name="T6">Как и все остальные, фоновые процессы порождаются и контролируются процессом postmaster. Фоновые процессы имеют</text:span><text:span text:style-name="T6"><text:line-break/></text:span><text:span text:style-name="T6">все возможности, такие как доступ к разделяемой памяти сервера</text:span><text:span text:style-name="T6"><text:line-break/></text:span><text:span text:style-name="T6">и соединение с базами данных по внутреннему протоколу SPI (рассматривается в теме «Языки программирования»).</text:span></text:p>
              <text:p text:style-name="P14"><text:span text:style-name="T6">Фоновые процессы должны быть написаны на языке C, пример можно найти в исходном коде (src/test/modules/worker_spi).</text:span></text:p>
              <text:p text:style-name="P14"><text:span text:style-name="T6">Заметим, что процесс автоочистки (autovacuum launcher) тоже динамически порождает рабочие процессы (autovacuum worker),</text:span><text:span text:style-name="T6"><text:line-break/></text:span><text:span text:style-name="T6">но исторически делает это по-своему, не используя общий механизм фоновых процессов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3">Использование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араллельное выполнение запросов</text:span></text:p>
                <text:list>
                  <text:list-item>
                    <text:p text:style-name="P13"><text:span text:style-name="T17">max_parallel_workers</text:span><text:span text:style-name="T14"> = 8</text:span></text:p>
                  </text:list-item>
                </text:list>
              </text:list-item>
              <text:list-item>
                <text:p text:style-name="P8"><text:span text:style-name="T11">Параллельное выполнение служебных команд</text:span></text:p>
                <text:list>
                  <text:list-item>
                    <text:p text:style-name="P13"><text:span text:style-name="T17">max_parallel_maintenance_workers</text:span><text:span text:style-name="T14"> = 2</text:span></text:p>
                  </text:list-item>
                </text:list>
              </text:list-item>
              <text:list-item>
                <text:p text:style-name="P8"><text:span text:style-name="T11">Логическая репликация</text:span></text:p>
                <text:list>
                  <text:list-item>
                    <text:p text:style-name="P13"><text:span text:style-name="T17">max_logical_replication_workers</text:span><text:span text:style-name="T14"> = 4</text:span></text:p>
                  </text:list-item>
                </text:list>
              </text:list-item>
            </text:list>
          </draw:text-box>
        </draw:frame>
        <draw:custom-shape draw:style-name="gr3" draw:text-style-name="P16" draw:layer="layout" svg:width="2cm" svg:height="2.83cm" svg:x="4.488cm" svg:y="14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2cm" svg:height="2.83cm" svg:x="1.588cm" svg:y="14.166cm">
          <text:p/>
          <draw:enhanced-geometry svg:viewBox="0 0 21600 21600" draw:type="rectangle" draw:enhanced-path="M 0 0 L 21600 0 21600 21600 0 21600 0 0 Z N"/>
        </draw:custom-shape>
        <draw:connector draw:style-name="gr4" draw:text-style-name="P17" draw:layer="layout" draw:type="curve" svg:x1="2.588cm" svg:y1="16.042cm" svg:x2="5.236cm" svg:y2="14.898cm" draw:start-shape="id1" draw:start-glue-point="4" draw:end-shape="id2" draw:end-glue-point="6" svg:d="M2588 16042c0-763 882-1144 2648-1144" svg:viewBox="0 0 2649 1145">
          <text:p/>
        </draw:connector>
        <draw:custom-shape draw:style-name="gr5" draw:text-style-name="P18" draw:layer="layout" svg:width="0.762cm" svg:height="22.774cm" draw:transform="rotate (1.5707963267949) translate (1.61cm 18.291cm)">
          <text:p/>
          <draw:enhanced-geometry svg:viewBox="0 0 21600 21600" draw:mirror-horizontal="false" draw:mirror-vertical="false" draw:glue-points="21600 0 0 10800 21600 21600" draw:text-areas="13800 ?f9 21600 ?f10" draw:type="left-brace" draw:modifiers="503.604829857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9" draw:layer="layout" svg:width="6.814cm" svg:height="0.806cm" svg:x="9.612cm" svg:y="18.286cm">
          <draw:text-box>
            <text:p><text:span text:style-name="T18">max_worker_processes</text:span><text:span text:style-name="T19"> = 8</text:span></text:p>
          </draw:text-box>
        </draw:frame>
        <draw:custom-shape draw:style-name="gr3" draw:text-style-name="P16" draw:layer="layout" svg:width="2cm" svg:height="2.83cm" svg:x="7.388cm" svg:y="14.166cm">
          <text:p/>
          <draw:enhanced-geometry svg:viewBox="0 0 21600 21600" draw:type="rectangle" draw:enhanced-path="M 0 0 L 21600 0 21600 21600 0 21600 0 0 Z N"/>
        </draw:custom-shape>
        <draw:connector draw:style-name="gr4" draw:text-style-name="P17" draw:layer="layout" draw:type="curve" svg:x1="8.388cm" svg:y1="16.042cm" svg:x2="5.744cm" svg:y2="14.898cm" draw:start-shape="id3" draw:start-glue-point="4" draw:end-shape="id2" draw:end-glue-point="10" svg:d="M8388 16042c0-763-881-1144-2644-1144" svg:viewBox="0 0 2645 1145">
          <text:p/>
        </draw:connector>
        <draw:connector draw:style-name="gr4" draw:text-style-name="P17" draw:layer="layout" draw:type="curve" svg:x1="5.489cm" svg:y1="16.043cm" svg:x2="5.49cm" svg:y2="15.152cm" draw:start-shape="id4" draw:start-glue-point="4" draw:end-shape="id2" draw:end-glue-point="8" svg:d="M5489 16043c0-667 1-222 1-891" svg:viewBox="0 0 2 892">
          <text:p/>
        </draw:connector>
        <draw:custom-shape draw:style-name="gr7" draw:text-style-name="P20" xml:id="id2" draw:id="id2" draw:layer="layout" svg:width="0.508cm" svg:height="0.508cm" svg:x="5.236cm" svg:y="1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" xml:id="id4" draw:id="id4" draw:layer="layout" svg:width="0.508cm" svg:height="0.508cm" svg:x="5.235cm" svg:y="1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" xml:id="id1" draw:id="id1" draw:layer="layout" svg:width="0.508cm" svg:height="0.508cm" svg:x="2.3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" xml:id="id3" draw:id="id3" draw:layer="layout" svg:width="0.508cm" svg:height="0.508cm" svg:x="8.1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6" draw:layer="layout" svg:width="2cm" svg:height="2.83cm" svg:x="13.288cm" svg:y="14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2cm" svg:height="2.83cm" svg:x="10.388cm" svg:y="14.166cm">
          <text:p/>
          <draw:enhanced-geometry svg:viewBox="0 0 21600 21600" draw:type="rectangle" draw:enhanced-path="M 0 0 L 21600 0 21600 21600 0 21600 0 0 Z N"/>
        </draw:custom-shape>
        <draw:connector draw:style-name="gr4" draw:text-style-name="P17" draw:layer="layout" draw:type="curve" svg:x1="11.388cm" svg:y1="16.042cm" svg:x2="14.036cm" svg:y2="14.898cm" draw:start-shape="id5" draw:start-glue-point="4" draw:end-shape="id6" draw:end-glue-point="6" svg:d="M11388 16042c0-763 882-1144 2648-1144" svg:viewBox="0 0 2649 1145">
          <text:p/>
        </draw:connector>
        <draw:custom-shape draw:style-name="gr3" draw:text-style-name="P16" draw:layer="layout" svg:width="2cm" svg:height="2.83cm" svg:x="16.188cm" svg:y="14.166cm">
          <text:p/>
          <draw:enhanced-geometry svg:viewBox="0 0 21600 21600" draw:type="rectangle" draw:enhanced-path="M 0 0 L 21600 0 21600 21600 0 21600 0 0 Z N"/>
        </draw:custom-shape>
        <draw:connector draw:style-name="gr4" draw:text-style-name="P17" draw:layer="layout" draw:type="curve" svg:x1="17.188cm" svg:y1="16.042cm" svg:x2="14.544cm" svg:y2="14.898cm" draw:start-shape="id7" draw:start-glue-point="4" draw:end-shape="id6" draw:end-glue-point="10" svg:d="M17188 16042c0-763-881-1144-2644-1144" svg:viewBox="0 0 2645 1145">
          <text:p/>
        </draw:connector>
        <draw:connector draw:style-name="gr4" draw:text-style-name="P17" draw:layer="layout" draw:type="curve" svg:x1="14.289cm" svg:y1="16.043cm" svg:x2="14.29cm" svg:y2="15.152cm" draw:start-shape="id8" draw:start-glue-point="4" draw:end-shape="id6" draw:end-glue-point="8" svg:d="M14289 16043c0-667 1-222 1-891" svg:viewBox="0 0 2 892">
          <text:p/>
        </draw:connector>
        <draw:custom-shape draw:style-name="gr7" draw:text-style-name="P20" xml:id="id6" draw:id="id6" draw:layer="layout" svg:width="0.508cm" svg:height="0.508cm" svg:x="14.036cm" svg:y="14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" xml:id="id8" draw:id="id8" draw:layer="layout" svg:width="0.508cm" svg:height="0.508cm" svg:x="14.035cm" svg:y="1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" xml:id="id5" draw:id="id5" draw:layer="layout" svg:width="0.508cm" svg:height="0.508cm" svg:x="11.1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" xml:id="id7" draw:id="id7" draw:layer="layout" svg:width="0.508cm" svg:height="0.508cm" svg:x="16.9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6" draw:layer="layout" svg:width="2cm" svg:height="2.83cm" svg:x="19.188cm" svg:y="14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2cm" svg:height="2.83cm" svg:x="22.288cm" svg:y="14.16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2" draw:layer="layout" svg:width="16.799cm" svg:height="13.921cm" svg:x="2.1cm" svg:y="14.107cm" presentation:class="notes" presentation:user-transformed="true">
            <draw:text-box>
              <text:p text:style-name="P14"><text:span text:style-name="T19">Фоновые процессы используются в PostgreSQL для различных целей.</text:span></text:p>
              <text:p text:style-name="P14"><text:span text:style-name="T4">1. Параллельное выполнение запросов.</text:span></text:p>
              <text:p text:style-name="P14"><text:span text:style-name="T4">2. Параллельное выполнение служебных команд</text:span><text:span text:style-name="T19"> (CREATE INDEX</text:span><text:span text:style-name="T19"><text:line-break/></text:span><text:span text:style-name="T19">и REINDEX (в т. ч. CONCURRENTLY) для B-деревьев, VACUUM).</text:span></text:p>
              <text:p text:style-name="P14"><text:span text:style-name="T19">В этих случаях имеется ведущий процесс, инициирующий запуск рабочих процессов и получающий от них информацию.</text:span></text:p>
              <text:p text:style-name="P14"><text:span text:style-name="T4">3. Логическая репликация</text:span><text:span text:style-name="T19"> (для процессов на стороне сервера-подписчика).</text:span></text:p>
              <text:p text:style-name="P14"><text:span text:style-name="T19">Общее количество фоновых процессов в системе ограничено значением параметра </text:span><text:span text:style-name="T18">max_worker_processes</text:span><text:span text:style-name="T19">, и отдельными параметрами ограничено количество процессов для каждой из трех категорий. Если в пуле недостаточно фоновых процессов, то обработка будет выполняться последовательно, а не параллельно (а логическая репликация и вовсе не будет работать).</text:span></text:p>
              <text:p text:style-name="P14"><text:span text:style-name="T19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2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3">Прикладные задач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екоторые идеи</text:span></text:p>
                <text:list>
                  <text:list-item>
                    <text:p text:style-name="P12"><text:span text:style-name="T15">планировщик заданий внутри СУБД</text:span></text:p>
                  </text:list-item>
                  <text:list-item>
                    <text:p text:style-name="P12"><text:span text:style-name="T15">асинхронная обработка событий</text:span></text:p>
                  </text:list-item>
                  <text:list-item>
                    <text:p text:style-name="P12"><text:span text:style-name="T15">распараллеливание сложной обработки данных</text:span></text:p>
                  </text:list-item>
                  <text:list-item>
                    <text:p text:style-name="P12"><text:span text:style-name="T15">автономные транзакции</text:span></text:p>
                  </text:list-item>
                  <text:list-item>
                    <text:p text:style-name="P13"><text:span text:style-name="T15">и другое</text:span></text:p>
                  </text:list-item>
                </text:list>
              </text:list-item>
              <text:list-item>
                <text:p><text:span text:style-name="T11">Но пользовательские задачи неудобно писать на языке C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5" draw:layer="layout" svg:width="16.799cm" svg:height="13.921cm" svg:x="2.1cm" svg:y="14.107cm" presentation:class="notes" presentation:user-transformed="true">
            <draw:text-box>
              <text:p text:style-name="P14"><text:span text:style-name="T6">Кроме штатного использования, фоновые процессы можно приспособить и для решения пользовательских задач.</text:span></text:p>
              <text:p text:style-name="P14"><text:span text:style-name="T21">Например, можно организовать планировщик заданий внутри СУБД.</text:span><text:span text:style-name="T21"><text:line-break/></text:span><text:span text:style-name="T21">В отличие от, например, cron, такой планировщик не будет зависеть</text:span><text:span text:style-name="T21"><text:line-break/></text:span><text:span text:style-name="T21">от используемой операционной системы. (Планировщик внутри СУБД реализован в Postgres Pro Enterprise</text:span><text:span text:style-name="T6"> и рассматривается в курсе PGPRO).</text:span></text:p>
              <text:p text:style-name="P14"><text:span text:style-name="T6">Можно выполнять асинхронную обработку событий (что будет подробно рассмотрено в одноименной теме).</text:span></text:p>
              <text:p text:style-name="P14"><text:span text:style-name="T6">Можно распараллеливать сложную длинную обработку больших объемов данных.</text:span></text:p>
              <text:p text:style-name="P14"><text:span text:style-name="T21">Можно реализовать автономные транзакции, хотя и весьма дорогим способом. (В Postgres Pro Enterprise имеются автономные транзакции, они </text:span><text:span text:style-name="T6">рассматриваются в курсе PGPRO).</text:span></text:p>
              <text:p text:style-name="P14"><text:span text:style-name="T6">И так далее.</text:span></text:p>
              <text:p text:style-name="P14"><text:span text:style-name="T6">Однако писать прикладные задачи на языке С крайне неудобно</text:span><text:span text:style-name="T6"><text:line-break/></text:span><text:span text:style-name="T6">и требует неоправданно высокой квалификации.</text:span></text:p>
              <text:p text:style-name="P14"><text:span text:style-name="T22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Расширение dblink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4"><text:span text:style-name="T11">Назначение</text:span></text:p>
                <text:list>
                  <text:list-item>
                    <text:p text:style-name="P25"><text:span text:style-name="T15">выполнение произвольных SQL-команд на удаленном сервере</text:span></text:p>
                  </text:list-item>
                  <text:list-item>
                    <text:p text:style-name="P26"><text:span text:style-name="T15">в качестве удаленного сервера может выступать и локальный</text:span></text:p>
                  </text:list-item>
                </text:list>
              </text:list-item>
              <text:list-item>
                <text:p text:style-name="P8"><text:span text:style-name="T23">Плюсы</text:span></text:p>
                <text:list>
                  <text:list-item>
                    <text:p text:style-name="P13"><text:span text:style-name="T15">стандартное расширение</text:span></text:p>
                  </text:list-item>
                </text:list>
              </text:list-item>
              <text:list-item>
                <text:p text:style-name="P24"><text:span text:style-name="T11">Минусы</text:span></text:p>
                <text:list>
                  <text:list-item>
                    <text:p><text:span text:style-name="T15">фоновые процессы не используются,</text:span><text:span text:style-name="T15"><text:line-break/></text:span><text:span text:style-name="T15">устанавливается новое соединени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user-transformed="true">
            <draw:text-box>
              <text:p text:style-name="P14"><text:span text:style-name="T6">Одно из возможных решений — использовать расширение dblink, которое предназначено для выполнения SQL-запросов на удаленном сервере PostgreSQL (в качестве удаленного может выступать и локальный сервер).</text:span></text:p>
              <text:p text:style-name="P14"><text:span text:style-name="T6">Это проверенное временем стандартное расширение. Однако оно</text:span><text:span text:style-name="T6"><text:line-break/></text:span><text:span text:style-name="T6">не использует механизм фоновых процессов — устанавливается полноценное новое соединение с сервером, что существенно дороже.</text:span></text:p>
              <text:p text:style-name="P14"><text:span text:style-name="T16"><text:a xlink:href="https://postgrespro.ru/docs/postgresql/16/dblink" xlink:type="simple">https://postgrespro.ru/docs/postgresql/16/dblink</text:a>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2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10" draw:text-style-name="P11" draw:layer="layout" svg:width="20.39cm" svg:height="1.803cm" svg:x="1.2cm" svg:y="0.737cm" presentation:class="title" presentation:user-transformed="true">
          <draw:text-box>
            <text:p><text:span text:style-name="T13">Расширение pg_background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азначение</text:span></text:p>
                <text:list>
                  <text:list-item>
                    <text:p text:style-name="P12"><text:span text:style-name="T15">возможность выполнить команду SQL в фоновом процессе</text:span></text:p>
                  </text:list-item>
                  <text:list-item>
                    <text:p text:style-name="P13"><text:span text:style-name="T15">команда может вызвать подпрограмму на любом серверном языке</text:span></text:p>
                  </text:list-item>
                </text:list>
              </text:list-item>
              <text:list-item>
                <text:p text:style-name="P8"><text:span text:style-name="T23">Плюсы</text:span></text:p>
                <text:list>
                  <text:list-item>
                    <text:p><text:span text:style-name="T15">используются фоновые процессы</text:span></text:p>
                  </text:list-item>
                </text:list>
              </text:list-item>
              <text:list-item>
                <text:p text:style-name="P24"><text:span text:style-name="T11">Минусы</text:span></text:p>
                <text:list>
                  <text:list-item>
                    <text:p><text:span text:style-name="T15">стороннее расширение</text:span></text:p>
                  </text:list-item>
                </text:list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921cm" svg:x="2.1cm" svg:y="14.107cm" presentation:class="notes" presentation:user-transformed="true">
            <draw:text-box>
              <text:p text:style-name="P14"><text:span text:style-name="T21">Есть и другое решение, которое позволяет прикладным разработчикам воспользоваться фоновыми процессами </text:span><text:span text:style-name="T6">— стороннее расширение <text:s/>pg_background:</text:span></text:p>
              <text:p text:style-name="P14"><text:span text:style-name="T16"><text:a xlink:href="https://github.com/vibhorkum/pg_background" xlink:type="simple">https://github.com/vibhorkum/pg_background</text:a></text:span></text:p>
              <text:p text:style-name="P14"><text:span text:style-name="T22">Фактически это небольшая обертка над низкоуровневым API фоновых процессов, позволяющая запускать в фоновом режиме произвольные команды SQL. Разумеется, таким образом можно вызывать хранимые функции и процедуры, написанные на любых серверных языках программирования (например, PL/pgSQL).</text:span></text:p>
              <text:p text:style-name="P14"><text:span text:style-name="T22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2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ервер предоставляет механизм фоновых процессов</text:span></text:p>
              </text:list-item>
              <text:list-item>
                <text:p text:style-name="P8"><text:span text:style-name="T11">Фоновые процессы используются для внутренних целей,</text:span><text:span text:style-name="T11"><text:line-break/></text:span><text:span text:style-name="T11">но могут быть использованы и для прикладных задач</text:span></text:p>
              </text:list-item>
              <text:list-item>
                <text:p text:style-name="P8"><text:span text:style-name="T11">Расширение pg_background позволяет реализовывать фоновые процессы на процедурных языках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draw:frame presentation:style-name="pr11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29" draw:layer="layout" svg:width="25.6cm" svg:height="14.4cm" svg:x="1.2cm" svg:y="4.8cm" presentation:class="outline">
          <draw:text-box>
            <text:list text:style-name="L4">
              <text:list-item>
                <text:p text:style-name="P28"><text:span text:style-name="T24">Реализуйте расчет рейтинга книг на основе данных о голосах пользователей «за» и «против».</text:span><text:span text:style-name="T24"><text:line-break/></text:span><text:span text:style-name="T24">Чтобы не допускать разрастание таблицы, выполняйте обновление пакетами по </text:span><text:span text:style-name="T25">N</text:span><text:span text:style-name="T24"> строк. Между частичными обновлениями запускайте очистку.</text:span><text:span text:style-name="T24"><text:line-break/></text:span><text:span text:style-name="T24">Оформите обновление в виде хранимой процедуры, принимающей </text:span><text:span text:style-name="T25">N</text:span><text:span text:style-name="T24"> как параметр.</text:span></text:p>
              </text:list-item>
              <text:list-item>
                <text:p text:style-name="P28"><text:span text:style-name="T24">Выполните процедуру обновления в фоновом режиме.</text:span></text:p>
              </text:list-item>
            </text:list>
          </draw:text-box>
        </draw:frame>
        <draw:g draw:name="book" draw:style-name="gr10">
          <draw:custom-shape draw:style-name="gr11" draw:text-style-name="P30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31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31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0" draw:layer="layout" svg:width="1.309cm" svg:height="0.703cm" draw:transform="rotate (1.5707963267949) translate (9.683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31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31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31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31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32" draw:layer="layout" svg:width="16.799cm" svg:height="15.121cm" svg:x="2.1cm" svg:y="14.107cm" presentation:class="notes" presentation:user-transformed="true">
            <draw:text-box>
              <text:p text:style-name="P14"><text:span text:style-name="T19">1. Рейтинг книги оценивается числом от 0 до 1.</text:span></text:p>
              <text:p text:style-name="P14"><text:span text:style-name="T19">«Наивная» формула для определения рейтинга может быть такой:</text:span></text:p>
              <text:p text:style-name="P14"><text:span text:style-name="T19"><text:s text:c="4"/></text:span><text:span text:style-name="T19">votes_up / (votes_up + votes_down), если votes_up + votes_down &gt; 0;</text:span></text:p>
              <text:p text:style-name="P14"><text:span text:style-name="T19"><text:s text:c="4"/></text:span><text:span text:style-name="T19">0, иначе.</text:span></text:p>
              <text:p text:style-name="P14"><text:span text:style-name="T19">Недостаток этой формулы показывает пример: книга, набравшая 100 голосов «за» и 1 голос «против», получит меньший рейтинг, чем книга, набравшая всего один голос «за».</text:span></text:p>
              <text:p text:style-name="P14"><text:span text:style-name="T19">Можно подумать над более справедливой формулой, а можно воспользоваться уже готовой функцией public.rating.</text:span></text:p>
              <text:p text:style-name="P14"><text:span text:style-name="T19">Пакетное обновление рассматривалось в практике к теме «Очистка». Здесь применим тот же подход. Однако подумайте над тем, как пересчитывать рейтинг только тех книг, для которых это необходимо.</text:span></text:p>
              <text:p text:style-name="P14"><text:span text:style-name="T19">Команда VACUUM не может быть вызвана внутри транзакции, но ее можно выполнить как отдельную SQL-команду в фоновом процессе.</text:span></text:p>
              <text:p text:style-name="P14"><text:span text:style-name="T19"/></text:p>
            </draw:text-box>
          </draw:frame>
        </presentation:notes>
      </draw:page>
      <draw:page draw:name="page13" draw:style-name="dp1" draw:master-page-name="master" presentation:presentation-page-layout-name="AL1T1"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4" draw:text-style-name="P33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28"><text:span text:style-name="T24">Фоновый процесс не будет запущен, если запуск приведет</text:span><text:span text:style-name="T24"><text:line-break/></text:span><text:span text:style-name="T24">к превышению числа допустимых процессов.</text:span><text:span text:style-name="T24"><text:line-break/></text:span><text:span text:style-name="T24">Напишите функцию-обертку для pg_background_launch, которая пытается запустить процесс </text:span><text:span text:style-name="T25">N</text:span><text:span text:style-name="T24"> раз с интервалом</text:span><text:span text:style-name="T24"><text:line-break/></text:span><text:span text:style-name="T24">в одну секунду.</text:span></text:p>
              </text:list-item>
              <text:list-item>
                <text:p text:style-name="P28"><text:span text:style-name="T24">Сравните накладные расходы на порождение процесса расширений dblink и pg_background, многократно выполняя простой запрос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5" draw:layer="layout" svg:width="16.799cm" svg:height="13.364cm" svg:x="2.1cm" svg:y="14.107cm" presentation:class="notes" presentation:user-transformed="true">
            <draw:text-box>
              <text:p text:style-name="P34"><text:span text:style-name="T26">1. Предварительно исследуйте, как функция pg_background_launch сигнализирует об ошибке. Для этого удобно уменьшить значение параметра </text:span><text:span text:style-name="T27">max_worker_processes</text:span><text:span text:style-name="T26">, но учтите, что один фоновый процесс в системе уже запущен (logical replication launcher) —</text:span><text:span text:style-name="T26"><text:line-break/></text:span><text:span text:style-name="T26">не уменьшайте значение до 1.</text:span></text:p>
              <text:p text:style-name="P34"><text:span text:style-name="T26">Обработка ошибок рассматривается в курсе DEV1.</text:span></text:p>
              <text:p text:style-name="P34"><text:span text:style-name="T26"/></text:p>
              <text:p text:style-name="P34"><text:span text:style-name="T26">2. Разумеется, накладные расходы dblink будут существенно зависеть от способа аутентификации (в нашем случае — проверка пароля scram-sha-256).</text:span></text:p>
              <text:p text:style-name="P34"><text:span text:style-name="T2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 style:writing-mode="lr-tb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 loext:decorative="false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gr7" style:family="graphic" style:parent-style-name="standard">
      <style:graphic-properties draw:stroke="none" draw:fill="none" draw:fill-color="#ffffff" fo:min-height="1.73cm" loext:decorative="fals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draw:fill="none" draw:fill-color="#ffffff" fo:min-height="13.114cm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draw:style-name="Mgr5" draw:text-style-name="MP9" draw:layer="backgroundobjects" svg:width="25.199cm" svg:height="2.107cm" svg:x="1.4cm" svg:y="15.086cm">
        <draw:text-box>
          <text:p/>
        </draw:text-box>
      </draw:frame>
      <draw:custom-shape draw:style-name="Mgr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9" draw:layer="backgroundobjects" svg:width="25.24cm" svg:height="1.98cm" svg:x="1.43cm" svg:y="0.76cm">
        <draw:text-box>
          <text:p/>
        </draw:text-box>
      </draw:frame>
      <draw:frame draw:style-name="Mgr8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9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0H25M27S</meta:editing-duration>
    <meta:editing-cycles>163</meta:editing-cycles>
    <meta:generator>LibreOffice/24.8.3.2$Linux_X86_64 LibreOffice_project/480$Build-2</meta:generator>
    <dc:date>2025-02-03T21:18:39.298883440</dc:date>
    <meta:document-statistic meta:object-count="123"/>
    <meta:template xlink:type="simple" xlink:actuate="onRequest" xlink:title="master" xlink:href="../../../../../.config/libreoffice/4/user/template/master.otp" meta:date="2015-06-03T14:43:56.815095550"/>
  </office:meta>
</office:document-meta>
</file>